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0f1714" officeooo:paragraph-rsid="000f1714"/>
    </style:style>
    <style:style style:name="T1" style:family="text">
      <style:text-properties officeooo:rsid="000f1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Tutorial 6</text:span></text:p>
      <text:p text:style-name="P2">Crie um arquivo “.ts” e nele insira o seguinte código:</text:p>
      <text:p text:style-name="P2"/>
      <text:p text:style-name="P2">enum TipoSanguineo {</text:p>
      <text:p text:style-name="P2"><text:s text:c="4"/>"A",</text:p>
      <text:p text:style-name="P2"><text:s text:c="4"/>"B",</text:p>
      <text:p text:style-name="P2"><text:s text:c="4"/>"AB",</text:p>
      <text:p text:style-name="P2"><text:s text:c="4"/>"O",</text:p>
      <text:p text:style-name="P2">}</text:p>
      <text:p text:style-name="P2"/>
      <text:p text:style-name="P2">enum RH {</text:p>
      <text:p text:style-name="P2"><text:s text:c="4"/>"POSITIVO",</text:p>
      <text:p text:style-name="P2"><text:s text:c="4"/>"NEGATIVO"</text:p>
      <text:p text:style-name="P2">}</text:p>
      <text:p text:style-name="P2"/>
      <text:p text:style-name="P2">export class Doador {</text:p>
      <text:p text:style-name="P2"><text:s text:c="4"/>codigo: number;</text:p>
      <text:p text:style-name="P2"><text:s text:c="4"/>nome: string;</text:p>
      <text:p text:style-name="P2"><text:s text:c="4"/>cpf: string;</text:p>
      <text:p text:style-name="P2"><text:s text:c="4"/>tipoSanguineo: TipoSanguineo;</text:p>
      <text:p text:style-name="P2"><text:s text:c="4"/>rh: RH;</text:p>
      <text:p text:style-name="P2"><text:s text:c="4"/>tipoRhCorretos: boolean;</text:p>
      <text:p text:style-name="P2"/>
      <text:p text:style-name="P2"><text:s text:c="4"/>constructor(codigo: number, nome: string, cpf: string, tipoSanguineo: TipoSanguineo, rh: RH, tipoRhCorretos: boolean) {</text:p>
      <text:p text:style-name="P2"><text:s text:c="8"/>this.codigo = codigo;</text:p>
      <text:p text:style-name="P2"><text:s text:c="8"/>this.nome = nome;</text:p>
      <text:p text:style-name="P2"><text:s text:c="8"/>this.cpf = cpf;</text:p>
      <text:p text:style-name="P2"><text:s text:c="8"/>this.tipoSanguineo = tipoSanguineo;</text:p>
      <text:p text:style-name="P2"><text:s text:c="8"/>this.rh = rh</text:p>
      <text:p text:style-name="P2"><text:s text:c="8"/>this.tipoRhCorretos = tipoRhCorretos;</text:p>
      <text:p text:style-name="P2"><text:s text:c="4"/>}</text:p>
      <text:p text:style-name="P2">}</text:p>
      <text:p text:style-name="P2"/>
      <text:p text:style-name="P2"/>
      <text:p text:style-name="P2">export class Doacao {</text:p>
      <text:p text:style-name="P2"><text:s text:c="4"/>codigo: number;</text:p>
      <text:p text:style-name="P2"><text:s text:c="4"/>data: Date;</text:p>
      <text:p text:style-name="P2"><text:s text:c="4"/>hora: Date;</text:p>
      <text:p text:style-name="P2"><text:s text:c="4"/>volume: number;</text:p>
      <text:p text:style-name="P2"/>
      <text:p text:style-name="P2"><text:s text:c="4"/>constructor(codigo: number, data: Date, hora: Date, volume: number) {</text:p>
      <text:p text:style-name="P2"><text:s text:c="8"/>this.codigo = codigo;</text:p>
      <text:p text:style-name="P2"><text:s text:c="8"/>this.data = data;</text:p>
      <text:p text:style-name="P2"><text:s text:c="8"/>this.hora = hora;</text:p>
      <text:p text:style-name="P2"><text:s text:c="8"/>this.volume = volume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><text:soft-page-break/>No banco Postgres utilize o seguinte código para criar as tabelas:</text:p>
      <text:p text:style-name="P2"/>
      <text:p text:style-name="P2"/>
      <text:p text:style-name="P2">CREATE TYPE TipoSanguineo AS ENUM ('A', 'B', 'AB', 'O');</text:p>
      <text:p text:style-name="P2">CREATE TYPE RH AS ENUM ('POSITIVO', 'NEGATIVO');</text:p>
      <text:p text:style-name="P2"/>
      <text:p text:style-name="P2">CREATE TABLE Doador (</text:p>
      <text:p text:style-name="P2"><text:s text:c="4"/>codigo SERIAL PRIMARY KEY,</text:p>
      <text:p text:style-name="P2"><text:s text:c="4"/>nome VARCHAR(255) NOT NULL,</text:p>
      <text:p text:style-name="P2"><text:s text:c="4"/>cpf VARCHAR(11) NOT NULL,</text:p>
      <text:p text:style-name="P2"><text:s text:c="4"/>tipoSanguineo TipoSanguineo NOT NULL,</text:p>
      <text:p text:style-name="P2"><text:s text:c="4"/>rh RH NOT NULL,</text:p>
      <text:p text:style-name="P2"><text:s text:c="4"/>tipoRhCorretos BOOLEAN NOT NULL,</text:p>
      <text:p text:style-name="P2"><text:tab/>ativo BOOLEAN DEFAULT(TRUE)</text:p>
      <text:p text:style-name="P2">);</text:p>
      <text:p text:style-name="P2"/>
      <text:p text:style-name="P2">CREATE TABLE Doacao (</text:p>
      <text:p text:style-name="P2"><text:s text:c="4"/>codigo SERIAL PRIMARY KEY,</text:p>
      <text:p text:style-name="P2"><text:s text:c="4"/>data DATE NOT NULL,</text:p>
      <text:p text:style-name="P2"><text:s text:c="4"/>hora TIME NOT NULL,</text:p>
      <text:p text:style-name="P2"><text:s text:c="4"/>volume NUMERIC NOT NULL,</text:p>
      <text:p text:style-name="P2"><text:s text:c="4"/>doador_codigo INTEGER,</text:p>
      <text:p text:style-name="P2"><text:s text:c="4"/>FOREIGN KEY (doador_codigo) REFERENCES Doador(codigo)</text:p>
      <text:p text:style-name="P2">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0:12:30.229197204</meta:creation-date>
    <dc:date>2024-04-23T20:23:15.991658673</dc:date>
    <meta:editing-duration>PT35S</meta:editing-duration>
    <meta:editing-cycles>1</meta:editing-cycles>
    <meta:document-statistic meta:table-count="0" meta:image-count="0" meta:object-count="0" meta:page-count="2" meta:paragraph-count="60" meta:word-count="197" meta:character-count="1510" meta:non-whitespace-character-count="1163"/>
    <meta:generator>LibreOffice/7.3.7.2$Linux_X86_64 LibreOffice_project/30$Build-2</meta:generator>
  </office:meta>
</office:document-meta>
</file>